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349" officeooo:paragraph-rsid="000ad349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0ad349" officeooo:paragraph-rsid="000ad349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uPG Commands</text:p>
      <text:p text:style-name="P1"/>
      <text:list text:style-name="L1">
        <text:list-item>
          <text:p text:style-name="P2">gpg –full-generate-key – Generates a new key pair.</text:p>
        </text:list-item>
        <text:list-item>
          <text:p text:style-name="P2">gpg –list-keys – Displays keys.</text:p>
        </text:list-item>
        <text:list-item>
          <text:p text:style-name="P2">gpg –import &lt;public-key-file&gt; - Imports a public key.</text:p>
        </text:list-item>
        <text:list-item>
          <text:p text:style-name="P2">gpg –recv-keys &lt;key-id&gt; - Downloads keys directly from a server.</text:p>
        </text:list-item>
        <text:list-item>
          <text:p text:style-name="P2">gpg –armor –export &lt;your-email&gt; mypublickey.asc – Sends keys to an email address to share keys.</text:p>
        </text:list-item>
        <text:list-item>
          <text:p text:style-name="P2">gpg –encrypt –recipient &lt;recipient-email&gt; [FILENAME &amp; EXTENSION] – Creates an encrypted file with someones public key.</text:p>
        </text:list-item>
        <text:list-item>
          <text:p text:style-name="P2">gpg –decrypt [FILENAME &amp; EXTENSTION] – Decrypts a file with your public key.</text:p>
        </text:list-item>
        <text:list-item>
          <text:p text:style-name="P2">gpg –sign [FILENAME &amp; EXTENSION] – Signs a file.</text:p>
        </text:list-item>
        <text:list-item>
          <text:p text:style-name="P2">gpg –verify [FILENAME &amp; EXTENSION] – Verifies a files signature.</text:p>
        </text:list-item>
        <text:list-item>
          <text:p text:style-name="P2">gpg –armor –export-secret-keys &lt;your_email&gt; &gt; my_private_key.txt – Creates a backup of your private key.</text:p>
        </text:list-item>
        <text:list-item>
          <text:p text:style-name="P2">gpg –gen-revoke &lt;your_email&gt; &gt; revoke.asc – Removes a key (store this certificate securely, must be used to remove other keys in the future.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35:52.116996530</meta:creation-date>
    <dc:date>2024-11-24T01:46:52.011204043</dc:date>
    <meta:editing-duration>PT11M1S</meta:editing-duration>
    <meta:editing-cycles>1</meta:editing-cycles>
    <meta:document-statistic meta:table-count="0" meta:image-count="0" meta:object-count="0" meta:page-count="1" meta:paragraph-count="12" meta:word-count="135" meta:character-count="869" meta:non-whitespace-character-count="748"/>
    <meta:generator>LibreOffice/24.8.3.2$Linux_X86_64 LibreOffice_project/480$Build-2</meta:generator>
  </office:meta>
</office:document-meta>
</file>